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opacity="50%" draw:textarea-horizontal-align="left" draw:textarea-vertical-align="top" draw:auto-grow-height="false" fo:min-height="7.543cm" fo:min-width="6cm" draw:shadow-opacity="50%"/>
    </style:style>
    <style:style style:name="gr2" style:family="graphic" style:parent-style-name="standard">
      <style:graphic-properties draw:fill="solid" draw:fill-color="#99ccff" draw:opacity="50%" draw:textarea-horizontal-align="left" draw:textarea-vertical-align="top" draw:auto-grow-height="false" draw:shadow-opacity="50%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59cm" fo:min-width="3.85cm"/>
    </style:style>
    <style:style style:name="gr9" style:family="graphic" style:parent-style-name="standard">
      <style:graphic-properties draw:fill="solid" draw:fill-color="#99ccff" draw:opacity="50%" draw:textarea-horizontal-align="left" draw:textarea-vertical-align="top" draw:auto-grow-height="false" fo:min-height="1.513cm" fo:min-width="5.8cm" draw:shadow-opacity="50%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559cm" fo:min-width="1.7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0.559cm" fo:min-width="2.7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0.559cm" fo:min-width="2.2cm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559cm" fo:min-width="1.55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6cm" fo:min-width="2.2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559cm" fo:min-width="4.55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0.559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99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loext:graphic-properties draw:fill="solid" draw:fill-color="#99ccff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ccff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7.793cm" svg:x="1.3cm" svg:y="1.5cm">
          <text:p text:style-name="P1"><text:span text:style-name="T1">Maven (co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4.9cm" svg:height="2.8cm" svg:x="12.8cm" svg:y="5.5cm"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7.4cm" svg:y1="6.695cm" svg:x2="18.3cm" svg:y2="6.686cm" draw:start-shape="id1" draw:start-glue-point="1" draw:end-shape="id2" svg:d="M17400 6695l900-9" svg:viewBox="0 0 901 10">
          <text:p/>
        </draw:connector>
        <draw:frame draw:style-name="gr4" draw:text-style-name="P5" draw:layer="layout" svg:width="0.502cm" svg:height="1.195cm" svg:x="8cm" svg:y="19cm">
          <draw:text-box>
            <text:p/>
          </draw:text-box>
        </draw:frame>
        <draw:custom-shape draw:style-name="gr5" draw:text-style-name="P6" xml:id="id19" draw:id="id19" draw:layer="layout" svg:width="1.487cm" svg:height="0.809cm" svg:x="8.358cm" svg:y="11.2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1.487cm" svg:height="0.809cm" svg:x="8.358cm" svg:y="9.5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5" draw:id="id5" draw:layer="layout" svg:width="1.487cm" svg:height="0.809cm" svg:x="8.358cm" svg:y="5.8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9" draw:id="id9" draw:layer="layout" svg:width="1.487cm" svg:height="0.809cm" svg:x="10.557cm" svg:y="9.5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cm" svg:height="0.809cm" svg:x="14.3cm" svg:y="9.5cm">
          <text:p text:style-name="P1"><text:span text:style-name="T1">test-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5cm" svg:height="0.809cm" svg:x="13.1cm" svg:y="7.3cm">
          <text:p text:style-name="P1"><text:span text:style-name="T1">classp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cm" svg:height="0.809cm" svg:x="13.1cm" svg:y="6.291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1.5cm" svg:height="0.809cm" svg:x="15.9cm" svg:y="7.3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" draw:id="id1" draw:layer="layout" svg:width="2cm" svg:height="0.809cm" svg:x="15.4cm" svg:y="6.291cm">
          <text:p text:style-name="P1"><text:span text:style-name="T1">w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-0.119cm" svg:x1="15.25cm" svg:y1="8.3cm" svg:x2="9.101cm" svg:y2="9.5cm" draw:start-shape="id3" draw:start-glue-point="2" draw:end-shape="id4" draw:end-glue-point="0" svg:d="M15250 8300v481h-6149v719" svg:viewBox="0 0 6150 1201">
          <text:p/>
        </draw:connector>
        <draw:connector draw:style-name="gr6" draw:text-style-name="P7" draw:layer="layout" svg:x1="9.101cm" svg:y1="6.609cm" svg:x2="9.101cm" svg:y2="9.5cm" draw:start-shape="id5" draw:start-glue-point="2" draw:end-shape="id4" draw:end-glue-point="0" svg:d="M9101 6609v2891" svg:viewBox="0 0 1 2892">
          <text:p/>
        </draw:connector>
        <draw:custom-shape draw:style-name="gr7" draw:text-style-name="P8" xml:id="id2" draw:id="id2" draw:layer="layout" svg:width="2.05cm" svg:height="0.809cm" svg:x="18.3cm" svg:y="6.282cm">
          <text:p text:style-name="P1"><text:span text:style-name="T1">w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7" draw:id="id7" draw:layer="layout" svg:width="2.5cm" svg:height="0.809cm" svg:x="18.3cm" svg:y="7.291cm">
          <text:p text:style-name="P1"><text:span text:style-name="T1">http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7.4cm" svg:y1="7.704cm" svg:x2="18.3cm" svg:y2="7.695cm" draw:start-shape="id6" draw:start-glue-point="1" draw:end-shape="id7" draw:end-glue-point="3" svg:d="M17400 7704l900-9" svg:viewBox="0 0 901 10">
          <text:p/>
        </draw:connector>
        <draw:custom-shape draw:style-name="gr5" draw:text-style-name="P6" xml:id="id8" draw:id="id8" draw:layer="layout" svg:width="2.6cm" svg:height="1.3cm" svg:x="10cm" svg:y="7cm">
          <text:p text:style-name="P1"><text:span text:style-name="T1">connector</text:span><text:span text:style-name="T1"><text:line-break/></text:span><text:span text:style-name="T1">bas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1.3cm" svg:y1="8.3cm" svg:x2="11.3cm" svg:y2="9.5cm" draw:start-shape="id8" draw:start-glue-point="2" draw:end-shape="id9" draw:end-glue-point="0" svg:d="M11300 8300v1200" svg:viewBox="0 0 1 1201">
          <text:p/>
        </draw:connector>
        <draw:custom-shape draw:style-name="gr8" draw:text-style-name="P8" xml:id="id10" draw:id="id10" draw:layer="layout" svg:width="4.35cm" svg:height="0.809cm" svg:x="1.8cm" svg:y="4.3cm">
          <text:p text:style-name="P1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6.15cm" svg:y1="4.704cm" svg:x2="9.101cm" svg:y2="5.8cm" draw:start-shape="id10" draw:start-glue-point="1" draw:end-shape="id5" draw:end-glue-point="0" svg:d="M6150 4704h2951v1096" svg:viewBox="0 0 2952 1097">
          <text:p/>
        </draw:connector>
        <draw:custom-shape draw:style-name="gr9" draw:text-style-name="P3" xml:id="id11" draw:id="id11" draw:layer="layout" svg:width="6.3cm" svg:height="1.763cm" svg:x="8.2cm" svg:y="1.537cm">
          <text:p text:style-name="P1"><text:span text:style-name="T1">dem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2cm" svg:height="0.809cm" svg:x="12cm" svg:y="2.3cm">
          <text:p text:style-name="P1"><text:span text:style-name="T1">snipp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xml:id="id14" draw:id="id14" draw:layer="layout" svg:width="3.2cm" svg:height="0.809cm" svg:x="8.5cm" svg:y="2.3cm">
          <text:p text:style-name="P1"><text:span text:style-name="T1">mave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2" draw:id="id12" draw:layer="layout" svg:width="2.7cm" svg:height="0.809cm" svg:x="14.9cm" svg:y="2.3cm">
          <text:p text:style-name="P1"><text:span text:style-name="T1">ant-ta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line-skew="-0.696cm" svg:x1="11.35cm" svg:y1="3.3cm" svg:x2="15.25cm" svg:y2="5.5cm" draw:start-shape="id11" draw:start-glue-point="2" draw:end-shape="id3" draw:end-glue-point="0" svg:d="M11350 3300v404h3900v1796" svg:viewBox="0 0 3901 2201">
          <text:p/>
        </draw:connector>
        <draw:connector draw:style-name="gr6" draw:text-style-name="P7" draw:layer="layout" svg:x1="16.25cm" svg:y1="3.109cm" svg:x2="3.975cm" svg:y2="4.3cm" draw:start-shape="id12" draw:start-glue-point="2" draw:end-shape="id10" draw:end-glue-point="0" svg:d="M16250 3109v595h-12275v596" svg:viewBox="0 0 12276 1192">
          <text:p/>
        </draw:connector>
        <draw:connector draw:style-name="gr3" draw:text-style-name="P4" draw:layer="layout" draw:type="line" svg:x1="17.6cm" svg:y1="2.704cm" svg:x2="18.3cm" svg:y2="2.704cm" draw:start-shape="id12" draw:start-glue-point="1" draw:end-shape="id13" svg:d="M17600 2704h700" svg:viewBox="0 0 701 1">
          <text:p/>
        </draw:connector>
        <draw:custom-shape draw:style-name="gr13" draw:text-style-name="P8" xml:id="id13" draw:id="id13" draw:layer="layout" svg:width="2.05cm" svg:height="0.809cm" svg:x="18.3cm" svg:y="2.3cm">
          <text:p text:style-name="P1"><text:span text:style-name="T1">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15" draw:id="id15" draw:layer="layout" svg:width="2.7cm" svg:height="0.81cm" svg:x="4.5cm" svg:y="2.3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cm" svg:y1="2.704cm" svg:x2="7.2cm" svg:y2="2.705cm" draw:start-shape="id14" draw:end-shape="id15" draw:end-glue-point="1" svg:d="M8500 2704l-1300 1" svg:viewBox="0 0 1301 2">
          <text:p/>
        </draw:connector>
        <draw:custom-shape draw:style-name="gr13" draw:text-style-name="P8" xml:id="id17" draw:id="id17" draw:layer="layout" svg:width="2.05cm" svg:height="0.809cm" svg:x="4.825cm" svg:y="7.091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18" draw:id="id18" draw:layer="layout" svg:width="5.05cm" svg:height="0.809cm" svg:x="1.45cm" svg:y="8.3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.975cm" svg:y1="5.109cm" svg:x2="5.85cm" svg:y2="5.8cm" draw:start-shape="id10" draw:start-glue-point="2" draw:end-shape="id16" draw:end-glue-point="0" svg:d="M3975 5109l1875 691" svg:viewBox="0 0 1876 692">
          <text:p/>
        </draw:connector>
        <draw:connector draw:style-name="gr3" draw:text-style-name="P4" draw:layer="layout" draw:type="line" svg:x1="5.85cm" svg:y1="6.609cm" svg:x2="5.85cm" svg:y2="7.091cm" draw:start-shape="id16" draw:start-glue-point="2" draw:end-shape="id17" draw:end-glue-point="0" svg:d="M5850 6609v482" svg:viewBox="0 0 1 483">
          <text:p/>
        </draw:connector>
        <draw:connector draw:style-name="gr3" draw:text-style-name="P4" draw:layer="layout" draw:type="line" svg:x1="3.975cm" svg:y1="5.109cm" svg:x2="3.975cm" svg:y2="8.3cm" draw:start-shape="id10" draw:start-glue-point="2" draw:end-shape="id18" draw:end-glue-point="0" svg:d="M3975 5109v3191" svg:viewBox="0 0 1 3192">
          <text:p/>
        </draw:connector>
        <draw:custom-shape draw:style-name="gr16" draw:text-style-name="P8" xml:id="id16" draw:id="id16" draw:layer="layout" svg:width="3.5cm" svg:height="0.809cm" svg:x="4.1cm" svg:y="5.8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9.101cm" svg:y1="10.309cm" svg:x2="9.101cm" svg:y2="11.2cm" draw:start-shape="id4" draw:start-glue-point="2" draw:end-shape="id19" draw:end-glue-point="0" svg:d="M9101 10309v891" svg:viewBox="0 0 1 892">
          <text:p/>
        </draw:connector>
        <draw:connector draw:style-name="gr6" draw:text-style-name="P7" draw:layer="layout" draw:line-skew="-2.009cm 2.144cm -0.198cm" svg:x1="11.3cm" svg:y1="10.309cm" svg:x2="9.101cm" svg:y2="11.2cm" draw:start-shape="id9" draw:start-glue-point="2" draw:end-shape="id19" draw:end-glue-point="0" svg:d="M11300 10309v191h-1300-899v700" svg:viewBox="0 0 2200 8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08-12-20T23:12:09</meta:creation-date>
    <dc:date>2017-11-24T00:14:45.992549928</dc:date>
    <meta:editing-cycles>56</meta:editing-cycles>
    <meta:editing-duration>PT13H12M56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